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283in"/>
    </style:style>
    <style:style style:name="co2" style:family="table-column">
      <style:table-column-properties fo:break-before="auto" style:column-width="0.4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vad" table:style-name="ta1">
        <table:shapes>
          <draw:frame draw:z-index="0" draw:style-name="gr1" draw:text-style-name="P1" svg:width="6.2988in" svg:height="3.5429in" svg:x="4.7173in" svg:y="0.7189in">
            <draw:object draw:notify-on-update-of-ranges="vvad.A3:vvad.A9 vvad.B3:vvad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tal instructions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ger computation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string" calcext:value-type="string">
            <text:p>branching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emory access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mul and di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r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floating point operation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lli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sra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uip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w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lli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li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srl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a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w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b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.slli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xt.w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al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l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tu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geu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ge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g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e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nez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eqz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j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r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bu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lw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s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sr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sr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scs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mp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fmadd.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msub.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nmsub.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nmadd.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add.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mv.w.x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.nop</text:p>
          </table:table-cell>
          <table:table-cell office:value-type="float" office:value="26" calcext:value-type="float">
            <text:p>26</text:p>
          </table:table-cell>
        </table:table-row>
      </table:table>
      <table:table table:name="charts" table:style-name="ta1">
        <table:shapes>
          <draw:frame draw:z-index="0" draw:style-name="gr1" draw:text-style-name="P1" svg:width="20.9831in" svg:height="7.3512in" svg:x="0.889in" svg:y="0.7114in">
            <draw:object draw:notify-on-update-of-ranges="vvad.A11:vvad.A76 vvad.B11:vvad.B7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8:24:24.923481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1T18:26:11.962752055</dc:date>
    <meta:editing-duration>PT3M25S</meta:editing-duration>
    <meta:editing-cycles>2</meta:editing-cycles>
    <meta:generator>LibreOffice/7.1.1.2$Linux_X86_64 LibreOffice_project/10$Build-2</meta:generator>
    <meta:document-statistic meta:table-count="2" meta:cell-count="14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1.038cm" svg:y="2.707cm" style:legend-expansion="high" chart:style-name="ch2"/>
        <chart:plot-area chart:style-name="ch3" table:cell-range-address="vvad.A3:vvad.B9" chart:data-source-has-labels="column" svg:x="0.32cm" svg:y="0.18cm" svg:width="10.398cm" svg:height="8.64cm">
          <chart:coordinate-region svg:x="1.199cm" svg:y="0.181cm" svg:width="8.639cm" svg:height="8.639cm"/>
          <chart:axis chart:dimension="x" chart:name="primary-x" chart:style-name="ch4" chartooo:axis-type="auto">
            <chartooo:date-scale/>
            <chart:categories table:cell-range-address="vvad.A3:vvad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vad.B3:vvad.B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nteger computation</text:p>
                <draw:g>
                  <svg:desc>vvad.A3:vvad.A9</svg:desc>
                </draw:g>
              </table:table-cell>
              <table:table-cell office:value-type="float" office:value="1282">
                <text:p>1282</text:p>
                <draw:g>
                  <svg:desc>vvad.B3:vvad.B9</svg:desc>
                </draw:g>
              </table:table-cell>
            </table:table-row>
            <table:table-row>
              <table:table-cell office:value-type="string">
                <text:p>branching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memory access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mul and di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sr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floating point operations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misc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3.298cm" svg:height="18.673cm" xlink:href=".." xlink:type="simple" chart:class="chart:bar" chart:style-name="ch1">
        <chart:legend chart:legend-position="end" svg:x="50.876cm" svg:y="9.037cm" style:legend-expansion="high" chart:style-name="ch2"/>
        <chart:plot-area chart:style-name="ch3" table:cell-range-address="vvad.A11:vvad.B76" chart:data-source-has-labels="column" svg:x="1.065cm" svg:y="0.373cm" svg:width="48.746cm" svg:height="17.927cm">
          <chart:coordinate-region svg:x="1.951cm" svg:y="0.373cm" svg:width="47.86cm" svg:height="16.056cm"/>
          <chart:axis chart:dimension="x" chart:name="primary-x" chart:style-name="ch4" chartooo:axis-type="auto">
            <chartooo:date-scale/>
            <chart:categories table:cell-range-address="vvad.A11:vvad.A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vad.B11:vvad.B76" chart:class="chart:bar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ddi</text:p>
                <draw:g>
                  <svg:desc>vvad.A11:vvad.A76</svg:desc>
                </draw:g>
              </table:table-cell>
              <table:table-cell office:value-type="float" office:value="517">
                <text:p>517</text:p>
                <draw:g>
                  <svg:desc>vvad.B11:vvad.B76</svg:desc>
                </draw:g>
              </table:table-cell>
            </table:table-row>
            <table:table-row>
              <table:table-cell office:value-type="string">
                <text:p>or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di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lli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sra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lui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uipc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add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sub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diw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lliw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lli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srl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ra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dw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ubw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.slli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v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no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xt.w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jal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jalr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beq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bne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l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g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ltu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geu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gez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gtz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lez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ltz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nez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beqz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j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t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re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b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w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lbu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sb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w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d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sd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lwu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vu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mu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sr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sr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srw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scs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imp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fmadd.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msub.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nmsub.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nmadd.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add.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mv.w.x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fen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op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.nop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